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6.087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draw:auto-grow-height="true" fo:min-height="13.861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345cm" svg:x="1.4cm" svg:y="0.418cm" presentation:class="title" presentation:user-transformed="true">
          <draw:text-box>
            <text:p>Una experiencia en educación Universitaria </text:p>
          </draw:text-box>
        </draw:frame>
        <draw:frame presentation:style-name="pr2" draw:text-style-name="P1" draw:layer="layout" svg:width="26.405cm" svg:height="16.087cm" svg:x="0.9cm" svg:y="4.914cm" presentation:class="subtitle">
          <draw:text-box>
            <text:p><text:span text:style-name="T1">(con Python)</text:span></text:p>
            <text:p><text:span text:style-name="T1"/></text:p>
            <text:p><text:span text:style-name="T1">PyCon Argentina 2010 – Daniel F. Moisset</text:span></text:p>
            <text:p><text:span text:style-name="T1"><text:a xlink:href="mailto:dmoisset@machinalis.com">dmoisset@machinalis.com</text:a></text:span></text:p>
            <text:p><text:span text:style-name="T1">@dmoisset (twitter)</text:span></text:p>
          </draw:text-box>
        </draw:frame>
        <draw:frame draw:style-name="gr1" draw:layer="layout" svg:width="26.55cm" svg:height="1.14cm" svg:x="0.635cm" svg:y="19.685cm">
          <draw:text-box>
            <text:p>© Machinalis Creative commons 3.0 by-nc-sa http://creativecommons.org/licenses/by-nc-sa/3.0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Antes de empezar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Yo</text:p>
                <text:list>
                  <text:list-item>
                    <text:p>Soy docente de la Lic. en CS en FaMAF, UNC</text:p>
                  </text:list-item>
                  <text:list-item>
                    <text:p>(co)Dicto el Lab de redes hace 3 años</text:p>
                  </text:list-item>
                </text:list>
              </text:list-item>
              <text:list-item>
                <text:p>Ustedes</text:p>
                <text:list>
                  <text:list-item>
                    <text:p>...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Perfil de los alumno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Lenguajes</text:p>
                <text:list>
                  <text:list-item>
                    <text:p>Haskell</text:p>
                  </text:list-item>
                  <text:list-item>
                    <text:p>Prolog</text:p>
                  </text:list-item>
                  <text:list-item>
                    <text:p>C</text:p>
                  </text:list-item>
                </text:list>
              </text:list-item>
              <text:list-item>
                <text:p>Conceptos</text:p>
                <text:list>
                  <text:list-item>
                    <text:p>Programación estructurada/imperativa.</text:p>
                  </text:list-item>
                  <text:list-item>
                    <text:p>ADTs.</text:p>
                  </text:list-item>
                  <text:list-item>
                    <text:p>Testing (usuarios, no productor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Perfil de los alumno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Experiencia</text:p>
                <text:list>
                  <text:list-item>
                    <text:p>2 años de cursado previo</text:p>
                  </text:list-item>
                  <text:list-item>
                    <text:p>¾ de año de “ejercicios” de programación</text:p>
                  </text:list-item>
                  <text:list-item>
                    <text:p>½ año de proyectos</text:p>
                  </text:list-item>
                </text:list>
              </text:list-item>
              <text:list-item>
                <text:p>En simultáneo: Paradigmas</text:p>
                <text:list>
                  <text:list-item>
                    <text:p>Higher-order programing</text:p>
                  </text:list-item>
                  <text:list-item>
                    <text:p>OOP (en Oz)</text:p>
                  </text:list-item>
                  <text:list-item>
                    <text:p>Otros concep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Contenido de (el laboratorio de) rede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API de sockets</text:p>
              </text:list-item>
              <text:list-item>
                <text:p>Programación en capa de aplicación</text:p>
                <text:list>
                  <text:list-item>
                    <text:p>Client/server</text:p>
                  </text:list-item>
                  <text:list-item>
                    <text:p>Multiplexado</text:p>
                  </text:list-item>
                  <text:list-item>
                    <text:p>P2P</text:p>
                  </text:list-item>
                </text:list>
              </text:list-item>
              <text:list-item>
                <text:p>Protocolos de bajo nive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Los laboratorios en sí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Warmup: un cliente HTTP</text:p>
              </text:list-item>
              <text:list-item>
                <text:p>Un sistema P2P de intercambio de archivos</text:p>
                <text:list>
                  <text:list-item>
                    <text:p>Lab1: File server</text:p>
                  </text:list-item>
                  <text:list-item>
                    <text:p>Lab3: Multiplexado</text:p>
                  </text:list-item>
                  <text:list-item>
                    <text:p>Lab4: P2P</text:p>
                  </text:list-item>
                </text:list>
              </text:list-item>
              <text:list-item>
                <text:p>Lab2: implementación de ARP (dentro de CNE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Otros aspectos de los lab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Trabajo en grupo</text:p>
                <text:list>
                  <text:list-item>
                    <text:p>Con Trac, SVN</text:p>
                  </text:list-item>
                </text:list>
              </text:list-item>
              <text:list-item>
                <text:p>Consultas</text:p>
                <text:list>
                  <text:list-item>
                    <text:p>4 horas por semana presenciales</text:p>
                  </text:list-item>
                  <text:list-item>
                    <text:p>1 a 1</text:p>
                  </text:list-item>
                  <text:list-item>
                    <text:p>Soporte por lista de correo</text:p>
                  </text:list-item>
                  <text:list-item>
                    <text:p>Incitados a usar recursos de la comun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Experiencia en 2008, 2009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Los laboratorios se hacían en C</text:p>
                <text:list>
                  <text:list-item>
                    <text:p>¿Por qué?</text:p>
                  </text:list-item>
                </text:list>
              </text:list-item>
              <text:list-item>
                <text:p>Los alumnos lo sufrían como una tortura</text:p>
                <text:list>
                  <text:list-item>
                    <text:p>Peleando con muchos problemas que no son de redes</text:p>
                  </text:list-item>
                </text:list>
              </text:list-item>
              <text:list-item>
                <text:p>Los docentes sufríamos la evaluación</text:p>
                <text:list>
                  <text:list-item>
                    <text:p>Entendiendo muchos problemas que no son de re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En 2010</text:p>
          </draw:text-box>
        </draw:frame>
        <draw:frame presentation:style-name="pr7" draw:text-style-name="P2" draw:layer="layout" svg:width="26.405cm" svg:height="13.861cm" svg:x="0.9cm" svg:y="4.914cm" presentation:class="subtitle">
          <draw:text-box>
            <text:p text:style-name="P2">Python (excepto Lab2)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Dictando Python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Las horas de clase son de redes. No de Python.</text:p>
              </text:list-item>
              <text:list-item>
                <text:p>Charla de 1 hora con overview de sintaxis</text:p>
              </text:list-item>
              <text:list-item>
                <text:p>Tutorial oficial (gracias PyAr!) como bibliografía</text:p>
              </text:list-item>
              <text:list-item>
                <text:p>Ejemplo de código (en el warmup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Primeros obstáculo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Significant whitespace</text:p>
              </text:list-item>
              <text:list-item>
                <text:p>Doctests + plataformas + versiones</text:p>
              </text:list-item>
              <text:list-item>
                <text:p>Imports (from socket import socket)</text:p>
              </text:list-item>
              <text:list-item>
                <text:p>Problemas de “tipos”</text:p>
              </text:list-item>
              <text:list-item>
                <text:p>Excepciones!</text:p>
              </text:list-item>
              <text:list-item>
                <text:p>Dificultades para leer tracebacks</text:p>
              </text:list-item>
              <text:list-item>
                <text:p>(el resto en general no eran sobre Pyth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Primeros éxito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Todos escribiendo código que funciona enseguida, casi sin preguntas.</text:p>
              </text:list-item>
              <text:list-item>
                <text:p>No tengo emails con preguntas sobre sintaxis general (estructuras de control, operadores, etc)</text:p>
                <text:list>
                  <text:list-item>
                    <text:p>Traducción mental inmedi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Dos semanas más tarde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<text:span text:style-name="T2">Significant whitespace</text:span></text:p>
              </text:list-item>
              <text:list-item>
                <text:p><text:span text:style-name="T2">Doctests + plataformas + versiones</text:span></text:p>
              </text:list-item>
              <text:list-item>
                <text:p><text:span text:style-name="T2">Imports (from socket import socket)</text:span></text:p>
              </text:list-item>
              <text:list-item>
                <text:p><text:span text:style-name="T2">Problemas de “tipos”</text:span></text:p>
              </text:list-item>
              <text:list-item>
                <text:p>Excepciones!</text:p>
              </text:list-item>
              <text:list-item>
                <text:p>(Menos) dificultades para leer traceback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Clases de refuerzo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Excepciones (inesperada)</text:p>
              </text:list-item>
              <text:list-item>
                <text:p>“OOP” (planeada)</text:p>
                <text:list>
                  <text:list-item>
                    <text:p>En realidad, traducir TADs a clases</text:p>
                  </text:list-item>
                  <text:list-item>
                    <text:p>Sin herencia, class methods, nada fancy</text:p>
                  </text:list-item>
                </text:list>
              </text:list-item>
              <text:list-item>
                <text:p>“polimorfismo” (o más bien duck typing)</text:p>
                <text:list>
                  <text:list-item>
                    <text:p>La versión de 3 minu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Sorpresa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Dificultad con excepciones</text:p>
              </text:list-item>
              <text:list-item>
                <text:p>Facilidad para adoptar sintáxis</text:p>
              </text:list-item>
              <text:list-item>
                <text:p>Facilidad para adoptar OOP</text:p>
              </text:list-item>
              <text:list-item>
                <text:p>Uso de ideas “avanzadas” que nunca contamos:</text:p>
                <text:list>
                  <text:list-item>
                    <text:p>Herencia</text:p>
                  </text:list-item>
                  <text:list-item>
                    <text:p>Polimorfismo bien usado</text:p>
                  </text:list-item>
                  <text:list-item>
                    <text:p>Diccionarios de fun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Resultado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Más laboratorios funcionando mejor</text:p>
              </text:list-item>
              <text:list-item>
                <text:p>Proyectos con menor cantidad de código (a pesar de la mayor funcionalidad)</text:p>
                <text:list>
                  <text:list-item>
                    <text:p>Y mayor comprensión de conceptos de la materia</text:p>
                  </text:list-item>
                </text:list>
              </text:list-item>
              <text:list-item>
                <text:p>Menos tiempo de evaluació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6.505cm" svg:height="3.256cm" svg:x="0.8cm" svg:y="0.462cm" presentation:class="title">
          <draw:text-box>
            <text:p>Feedback de alumnos</text:p>
          </draw:text-box>
        </draw:frame>
        <draw:frame presentation:style-name="pr5" draw:layer="layout" svg:width="26.405cm" svg:height="13.86cm" svg:x="0.9cm" svg:y="4.914cm" presentation:class="outline">
          <draw:text-box>
            <text:list text:style-name="L2">
              <text:list-item>
                <text:p>Positivo</text:p>
                <text:list>
                  <text:list-item>
                    <text:p>Manejo de memoria automático</text:p>
                  </text:list-item>
                  <text:list-item>
                    <text:p>Tipos de datos de alto nivel</text:p>
                  </text:list-item>
                  <text:list-item>
                    <text:p>REPL</text:p>
                  </text:list-item>
                  <text:list-item>
                    <text:p>Prototipado rápido</text:p>
                  </text:list-item>
                </text:list>
              </text:list-item>
              <text:list-item>
                <text:p>Negativo</text:p>
                <text:list>
                  <text:list-item>
                    <text:p>Inseguridad con la falta de chequeo estático</text:p>
                  </text:list-item>
                  <text:list-item>
                    <text:p>“Nos resultó difícil de debuguea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26.505cm" svg:height="3.507cm" svg:x="0.8cm" svg:y="0.337cm" presentation:class="title">
          <draw:text-box>
            <text:p>¿Preguntas?</text:p>
          </draw:text-box>
        </draw:frame>
        <draw:frame presentation:style-name="pr2" draw:text-style-name="P1" draw:layer="layout" svg:width="26.405cm" svg:height="16.087cm" svg:x="0.9cm" svg:y="4.914cm" presentation:class="subtitle">
          <draw:text-box>
            <text:p><text:span text:style-name="T1">O me encuentran dando vueltas por acá</text:span></text:p>
            <text:p><text:span text:style-name="T1"/></text:p>
            <text:p><text:span text:style-name="T1">O también: </text:span><text:span text:style-name="T1"><text:a xlink:href="mailto:dmoisset@machinalis.com">dmoisset@machinalis.com</text:a></text:span></text:p>
            <text:p><text:span text:style-name="T1">Y @dmoisset (twitte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2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FL Sorts Mill Goudy TT'" style:font-style-name="Regular" style:font-pitch="variable" fo:font-size="18pt" fo:language="es" fo:country="AR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OFL Sorts Mill Goudy TT'" style:font-style-name="Regular" style:font-pitch="variable" fo:font-size="32pt" fo:language="es" fo:country="AR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OFL Sorts Mill Goudy TT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OFL Sorts Mill Goudy TT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ed1848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custom-shape presentation:style-name="Mpr1" draw:text-style-name="MP3" draw:layer="backgroundobjects" svg:width="28cm" svg:height="4.445cm" svg:x="-0.001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6.505cm" svg:height="3.506cm" svg:x="0.8cm" svg:y="0.337cm" presentation:class="title" presentation:placeholder="true">
        <draw:text-box/>
      </draw:frame>
      <draw:frame presentation:style-name="Default-outline1" draw:layer="backgroundobjects" svg:width="26.405cm" svg:height="13.86cm" svg:x="0.9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07T11:16:55</meta:creation-date>
    <meta:editing-duration>PT66H21M15S</meta:editing-duration>
    <meta:editing-cycles>20</meta:editing-cycles>
    <dc:date>2010-10-21T17:05:50</dc:date>
    <meta:generator>OpenOffice.org/3.1$Linux OpenOffice.org_project/310m19$Build-9420</meta:generator>
    <dc:creator>Daniel Moisset</dc:creator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